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6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1.428in"/>
    </style:style>
    <style:style style:name="co6" style:family="table-column">
      <style:table-column-properties fo:break-before="auto" style:column-width="0.9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2"/>
  </office:automatic-styles>
  <office:body>
    <office:spreadsheet>
      <table:table table:name="BOM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 price</text:p>
          </table:table-cell>
        </table:table-row>
        <table:table-row table:style-name="ro2">
          <table:table-cell table:style-name="ce2" office:value-type="string">
            <text:p>18 gauage enanel copper wire for Coil (m)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Li PY battery pack 12V</text:p>
          </table:table-cell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table:formula="of:=[.C3]*[.B3]" office:value-type="float" office:value="2200">
            <text:p>2200</text:p>
          </table:table-cell>
        </table:table-row>
      </table:table>
      <table:table table:name="MOSFET Comparison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>
            <text:p>Part Number</text:p>
          </table:table-cell>
          <table:table-cell table:style-name="ce3" office:value-type="string">
            <text:p>VDSS (V)</text:p>
          </table:table-cell>
          <table:table-cell table:style-name="ce3" office:value-type="string">
            <text:p>Ron (mOhm)</text:p>
          </table:table-cell>
          <table:table-cell table:style-name="ce3" office:value-type="string">
            <text:p>ID (A)</text:p>
          </table:table-cell>
          <table:table-cell table:style-name="ce3" office:value-type="string">
            <text:p>IDM (A) (Pulsed)</text:p>
          </table:table-cell>
          <table:table-cell table:style-name="ce3" office:value-type="string">
            <text:p>PD (W)</text:p>
          </table:table-cell>
        </table:table-row>
        <table:table-row table:style-name="ro1">
          <table:table-cell office:value-type="string">
            <text:p>IRLZ44ZPBF</text:p>
          </table:table-cell>
          <table:table-cell office:value-type="float" office:value="55">
            <text:p>55</text:p>
          </table:table-cell>
          <table:table-cell office:value-type="float" office:value="13.5">
            <text:p>13.5</text:p>
          </table:table-cell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RFP2907</text:p>
          </table:table-cell>
          <table:table-cell office:value-type="float" office:value="75">
            <text:p>75</text:p>
          </table:table-cell>
          <table:table-cell office:value-type="float" office:value="4.5">
            <text:p>4.5</text:p>
          </table:table-cell>
          <table:table-cell office:value-type="float" office:value="209">
            <text:p>209</text:p>
          </table:table-cell>
          <table:table-cell office:value-type="float" office:value="840">
            <text:p>84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IPW60R180P7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SD18542KCS</text:p>
          </table:table-cell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LB8743PbF</text:p>
          </table:table-cell>
          <table:table-cell office:value-type="float" office:value="30">
            <text:p>30</text:p>
          </table:table-cell>
          <table:table-cell office:value-type="float" office:value="3.2">
            <text:p>3.2</text:p>
          </table:table-cell>
          <table:table-cell office:value-type="float" office:value="78">
            <text:p>78</text:p>
          </table:table-cell>
          <table:table-cell office:value-type="float" office:value="620">
            <text:p>62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AUIRF2903Z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60">
            <text:p>160</text:p>
          </table:table-cell>
          <table:table-cell office:value-type="float" office:value="1020">
            <text:p>1020</text:p>
          </table:table-cell>
          <table:table-cell office:value-type="float" office:value="290">
            <text:p>290</text:p>
          </table:table-cell>
        </table:table-row>
      </table:table>
      <table:table table:name="capacitor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</table:table-row>
        <table:table-row table:style-name="ro3">
          <table:table-cell table:style-name="ce2" office:value-type="string">
            <text:p>4700uF 25V electrolytic capacitor</text:p>
          </table:table-cell>
          <table:table-cell table:formula="of:=21 *1.18" office:value-type="float" office:value="24.78">
            <text:p>24.78</text:p>
          </table:table-cell>
          <table:table-cell/>
          <table:table-cell table:style-name="ce2" office:value-type="string">
            <text:p>22000uF 63V electrolytic capacitor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700">
            <text:p>47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2200">
            <text:p>2200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V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0.5 * ([.B3]*0.000001) *([.B4]^2)" office:value-type="float" office:value="0.94">
            <text:p>0.94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table:formula="of:=0.5 * ([.E3]*0.000001) *([.E4]^2)" office:value-type="float" office:value="222.75">
            <text:p>222.75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KE</text:p>
          </table:table-cell>
          <table:table-cell table:formula="of:=0.5 * ([.B7]*0.001) * ([.B8] ^ 2)" office:value-type="float" office:value="3.2">
            <text:p>3.2</text:p>
          </table:table-cell>
          <table:table-cell office:value-type="string">
            <text:p>J</text:p>
          </table:table-cell>
          <table:table-cell office:value-type="string">
            <text:p>KE</text:p>
          </table:table-cell>
          <table:table-cell table:formula="of:=0.5 * ([.E7]*0.001) * ([.E8] ^ 2)" office:value-type="float" office:value="3.2">
            <text:p>3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req</text:p>
          </table:table-cell>
          <table:table-cell table:formula="of:=(100 /[.B10]) * [.B9]" office:value-type="float" office:value="64">
            <text:p>64</text:p>
          </table:table-cell>
          <table:table-cell office:value-type="string">
            <text:p>J</text:p>
          </table:table-cell>
          <table:table-cell office:value-type="string">
            <text:p>Ereq</text:p>
          </table:table-cell>
          <table:table-cell table:formula="of:=(100 /[.E10]) * [.E9]" office:value-type="float" office:value="64">
            <text:p>6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Cap Nos</text:p>
          </table:table-cell>
          <table:table-cell table:formula="of:=ROUND([.B12]/[.B5];0)" office:value-type="float" office:value="68">
            <text:p>68</text:p>
          </table:table-cell>
          <table:table-cell office:value-type="string">
            <text:p>Nos</text:p>
          </table:table-cell>
          <table:table-cell office:value-type="string">
            <text:p>Cap Nos</text:p>
          </table:table-cell>
          <table:table-cell table:formula="of:=ROUND([.E12]/[.E5];0)" office:value-type="float" office:value="0">
            <text:p>0</text:p>
          </table:table-cell>
          <table:table-cell office:value-type="string">
            <text:p>Nos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f:=[.B13]*[.B2]" office:value-type="float" office:value="1685.04">
            <text:p>1685.04</text:p>
          </table:table-cell>
          <table:table-cell office:value-type="string">
            <text:p>Rs</text:p>
          </table:table-cell>
          <table:table-cell office:value-type="string">
            <text:p>Total price</text:p>
          </table:table-cell>
          <table:table-cell table:formula="of:=[.E13]*[.E2]" office:value-type="float" office:value="0">
            <text:p>0</text:p>
          </table:table-cell>
          <table:table-cell office:value-type="string">
            <text:p>Rs</text:p>
          </table:table-cell>
        </table:table-row>
      </table:table>
      <table:table table:name="projectile and coil" table:style-name="ta1" table:print="false">
        <table:table-column table:style-name="co4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rojectil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ameter</text:p>
          </table:table-cell>
          <table:table-cell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3"/>
        </table:table-row>
        <table:table-row table:style-name="ro1">
          <table:table-cell office:value-type="string">
            <text:p>Steel density</text:p>
          </table:table-cell>
          <table:table-cell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>
            <text:p>calculator</text:p>
          </table:table-cell>
          <table:table-cell office:value-type="string">
            <text:p>http://production-solution.com/coil-calculator.htm</text:p>
          </table:table-cell>
          <table:table-cell/>
        </table:table-row>
        <table:table-row table:style-name="ro1">
          <table:table-cell table:style-name="ce1" office:value-type="string">
            <text:p>Coil Wir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Wire guage</text:p>
          </table:table-cell>
          <table:table-cell table:style-name="Default" office:value-type="float" office:value="18">
            <text:p>18</text:p>
          </table:table-cell>
          <table:table-cell office:value-type="string">
            <text:p>AWG</text:p>
          </table:table-cell>
          <table:table-cell table:number-columns-repeated="3"/>
        </table:table-row>
        <table:table-row table:style-name="ro1">
          <table:table-cell office:value-type="string">
            <text:p>Wire diameter</text:p>
          </table:table-cell>
          <table:table-cell table:style-name="Default" office:value-type="float" office:value="1.02">
            <text:p>1.02</text:p>
          </table:table-cell>
          <table:table-cell office:value-type="string">
            <text:p>mm</text:p>
          </table:table-cell>
          <table:table-cell table:style-name="ce1" office:value-type="string">
            <text:p>Coil Resistance</text:p>
          </table:table-cell>
          <table:table-cell table:number-columns-repeated="2"/>
        </table:table-row>
        <table:table-row table:style-name="ro1">
          <table:table-cell office:value-type="string">
            <text:p>Wire Resistance</text:p>
          </table:table-cell>
          <table:table-cell table:style-name="Default" office:value-type="float" office:value="0.021">
            <text:p>0.021</text:p>
          </table:table-cell>
          <table:table-cell office:value-type="string">
            <text:p>Ohm/M</text:p>
          </table:table-cell>
          <table:table-cell office:value-type="string">
            <text:p>Wire length in coil</text:p>
          </table:table-cell>
          <table:table-cell table:formula="of:=[.F23]" office:value-type="float" office:value="2.27702635532188">
            <text:p>2.2770263553</text:p>
          </table:table-cell>
          <table:table-cell/>
        </table:table-row>
        <table:table-row table:style-name="ro1">
          <table:table-cell table:style-name="ce1" office:value-type="string">
            <text:p>Coil </text:p>
          </table:table-cell>
          <table:table-cell table:style-name="Default"/>
          <table:table-cell/>
          <table:table-cell office:value-type="string">
            <text:p>Resistance</text:p>
          </table:table-cell>
          <table:table-cell table:formula="of:=[.E11]*[.B11]" office:value-type="float" office:value="0.0478175534617595">
            <text:p>0.0478175535</text:p>
          </table:table-cell>
          <table:table-cell/>
        </table:table-row>
        <table:table-row table:style-name="ro1">
          <table:table-cell office:value-type="string">
            <text:p>Bore diameter</text:p>
          </table:table-cell>
          <table:table-cell table:style-name="Default" office:value-type="float" office:value="8">
            <text:p>8</text:p>
          </table:table-cell>
          <table:table-cell office:value-type="string">
            <text:p>mm</text:p>
          </table:table-cell>
          <table:table-cell office:value-type="string">
            <text:p>Total Turns (N)</text:p>
          </table:table-cell>
          <table:table-cell table:formula="of:=[.B15]*[.B16]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Coil length</text:p>
          </table:table-cell>
          <table:table-cell table:style-name="Default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Coil Diameter</text:p>
          </table:table-cell>
          <table:table-cell table:formula="of:=[.B24]" office:value-type="float" office:value="18.2">
            <text:p>18.2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Coil layers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Turns per layer</text:p>
          </table:table-cell>
          <table:table-cell table:style-name="Default" table:formula="of:=FLOOR([.B14]/[.B10];1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Wirelength computatio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Layer</text:p>
          </table:table-cell>
          <table:table-cell table:style-name="ce1" office:value-type="string">
            <text:p>diameter (mm)</text:p>
          </table:table-cell>
          <table:table-cell table:style-name="ce1" office:value-type="string">
            <text:p>Turn length (mm)</text:p>
          </table:table-cell>
          <table:table-cell table:style-name="ce1" office:value-type="string">
            <text:p>Total Length/ layer (mm)</text:p>
          </table:table-cell>
          <table:table-cell table:style-name="ce1" office:value-type="string">
            <text:p>Total length (mm)</text:p>
          </table:table-cell>
          <table:table-cell table:style-name="ce1" office:value-type="string">
            <text:p>Total length (m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13]" office:value-type="float" office:value="8">
            <text:p>8.000</text:p>
          </table:table-cell>
          <table:table-cell table:style-name="ce4" table:formula="of:=PI() * [.B19]" office:value-type="float" office:value="25.1327412287183">
            <text:p>25.133</text:p>
          </table:table-cell>
          <table:table-cell table:style-name="ce4" table:formula="of:=[.C19]*[.$B$16]" office:value-type="float" office:value="301.59289474462">
            <text:p>301.593</text:p>
          </table:table-cell>
          <table:table-cell table:style-name="ce4" table:formula="of:=[.D19]" office:value-type="float" office:value="301.59289474462">
            <text:p>301.593</text:p>
          </table:table-cell>
          <table:table-cell table:style-name="ce4" table:formula="of:=[.E19]/1000" office:value-type="float" office:value="0.30159289474462">
            <text:p>0.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9]+(2 *[.$B$10])" office:value-type="float" office:value="10.04">
            <text:p>10.040</text:p>
          </table:table-cell>
          <table:table-cell table:style-name="ce4" table:formula="of:=PI() * [.B20]" office:value-type="float" office:value="31.5415902420415">
            <text:p>31.542</text:p>
          </table:table-cell>
          <table:table-cell table:style-name="ce4" table:formula="of:=[.C20]*[.$B$16]" office:value-type="float" office:value="378.499082904498">
            <text:p>378.499</text:p>
          </table:table-cell>
          <table:table-cell table:style-name="ce4" table:formula="of:=[.E19]+[.D20]" office:value-type="float" office:value="680.091977649118">
            <text:p>680.092</text:p>
          </table:table-cell>
          <table:table-cell table:style-name="ce4" table:formula="of:=[.E20]/1000" office:value-type="float" office:value="0.680091977649118">
            <text:p>0.68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20]+(2 *[.$B$10])" office:value-type="float" office:value="12.08">
            <text:p>12.080</text:p>
          </table:table-cell>
          <table:table-cell table:style-name="ce4" table:formula="of:=PI() * [.B21]" office:value-type="float" office:value="37.9504392553647">
            <text:p>37.950</text:p>
          </table:table-cell>
          <table:table-cell table:style-name="ce4" table:formula="of:=[.C21]*[.$B$16]" office:value-type="float" office:value="455.405271064376">
            <text:p>455.405</text:p>
          </table:table-cell>
          <table:table-cell table:style-name="ce4" table:formula="of:=[.E20]+[.D21]" office:value-type="float" office:value="1135.49724871349">
            <text:p>1135.497</text:p>
          </table:table-cell>
          <table:table-cell table:style-name="ce4" table:formula="of:=[.E21]/1000" office:value-type="float" office:value="1.13549724871349">
            <text:p>1.13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1]+(2 *[.$B$10])" office:value-type="float" office:value="14.12">
            <text:p>14.120</text:p>
          </table:table-cell>
          <table:table-cell table:style-name="ce4" table:formula="of:=PI() * [.B22]" office:value-type="float" office:value="44.3592882686879">
            <text:p>44.359</text:p>
          </table:table-cell>
          <table:table-cell table:style-name="ce4" table:formula="of:=[.C22]*[.$B$16]" office:value-type="float" office:value="532.311459224254">
            <text:p>532.311</text:p>
          </table:table-cell>
          <table:table-cell table:style-name="ce4" table:formula="of:=[.E21]+[.D22]" office:value-type="float" office:value="1667.80870793775">
            <text:p>1667.809</text:p>
          </table:table-cell>
          <table:table-cell table:style-name="ce4" table:formula="of:=[.E22]/1000" office:value-type="float" office:value="1.66780870793775">
            <text:p>1.6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22]+(2 *[.$B$10])" office:value-type="float" office:value="16.16">
            <text:p>16.160</text:p>
          </table:table-cell>
          <table:table-cell table:style-name="ce4" table:formula="of:=PI() * [.B23]" office:value-type="float" office:value="50.768137282011">
            <text:p>50.768</text:p>
          </table:table-cell>
          <table:table-cell table:style-name="ce4" table:formula="of:=[.C23]*[.$B$16]" office:value-type="float" office:value="609.217647384133">
            <text:p>609.218</text:p>
          </table:table-cell>
          <table:table-cell table:style-name="ce4" table:formula="of:=[.E22]+[.D23]" office:value-type="float" office:value="2277.02635532188">
            <text:p>2277.026</text:p>
          </table:table-cell>
          <table:table-cell table:style-name="ce4" table:formula="of:=[.E23]/1000" office:value-type="float" office:value="2.27702635532188">
            <text:p>2.27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23]+(2 *[.$B$10])" office:value-type="float" office:value="18.2">
            <text:p>18.200</text:p>
          </table:table-cell>
          <table:table-cell table:style-name="ce4" table:formula="of:=PI() * [.B24]" office:value-type="float" office:value="57.1769862953342">
            <text:p>57.177</text:p>
          </table:table-cell>
          <table:table-cell table:style-name="ce4" table:formula="of:=[.C24]*[.$B$16]" office:value-type="float" office:value="686.123835544011">
            <text:p>686.124</text:p>
          </table:table-cell>
          <table:table-cell table:style-name="ce4" table:formula="of:=[.E23]+[.D24]" office:value-type="float" office:value="2963.15019086589">
            <text:p>2963.150</text:p>
          </table:table-cell>
          <table:table-cell table:style-name="ce4" table:formula="of:=[.E24]/1000" office:value-type="float" office:value="2.96315019086589">
            <text:p>2.96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24]+(2 *[.$B$10])" office:value-type="float" office:value="20.24">
            <text:p>20.240</text:p>
          </table:table-cell>
          <table:table-cell table:style-name="ce4" table:formula="of:=PI() * [.B25]" office:value-type="float" office:value="63.5858353086574">
            <text:p>63.586</text:p>
          </table:table-cell>
          <table:table-cell table:style-name="ce4" table:formula="of:=[.C25]*[.$B$16]" office:value-type="float" office:value="763.030023703889">
            <text:p>763.030</text:p>
          </table:table-cell>
          <table:table-cell table:style-name="ce4" table:formula="of:=[.E24]+[.D25]" office:value-type="float" office:value="3726.18021456978">
            <text:p>3726.180</text:p>
          </table:table-cell>
          <table:table-cell table:style-name="ce4" table:formula="of:=[.E25]/1000" office:value-type="float" office:value="3.72618021456978">
            <text:p>3.7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25]+(2 *[.$B$10])" office:value-type="float" office:value="22.28">
            <text:p>22.280</text:p>
          </table:table-cell>
          <table:table-cell table:style-name="ce4" table:formula="of:=PI() * [.B26]" office:value-type="float" office:value="69.9946843219806">
            <text:p>69.995</text:p>
          </table:table-cell>
          <table:table-cell table:style-name="ce4" table:formula="of:=[.C26]*[.$B$16]" office:value-type="float" office:value="839.936211863767">
            <text:p>839.936</text:p>
          </table:table-cell>
          <table:table-cell table:style-name="ce4" table:formula="of:=[.E25]+[.D26]" office:value-type="float" office:value="4566.11642643355">
            <text:p>4566.116</text:p>
          </table:table-cell>
          <table:table-cell table:style-name="ce4" table:formula="of:=[.E26]/1000" office:value-type="float" office:value="4.56611642643355">
            <text:p>4.56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26]+(2 *[.$B$10])" office:value-type="float" office:value="24.32">
            <text:p>24.320</text:p>
          </table:table-cell>
          <table:table-cell table:style-name="ce4" table:formula="of:=PI() * [.B27]" office:value-type="float" office:value="76.4035333353038">
            <text:p>76.404</text:p>
          </table:table-cell>
          <table:table-cell table:style-name="ce4" table:formula="of:=[.C27]*[.$B$16]" office:value-type="float" office:value="916.842400023645">
            <text:p>916.842</text:p>
          </table:table-cell>
          <table:table-cell table:style-name="ce4" table:formula="of:=[.E26]+[.D27]" office:value-type="float" office:value="5482.95882645719">
            <text:p>5482.959</text:p>
          </table:table-cell>
          <table:table-cell table:style-name="ce4" table:formula="of:=[.E27]/1000" office:value-type="float" office:value="5.48295882645719">
            <text:p>5.4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27]+(2 *[.$B$10])" office:value-type="float" office:value="26.36">
            <text:p>26.360</text:p>
          </table:table-cell>
          <table:table-cell table:style-name="ce4" table:formula="of:=PI() * [.B28]" office:value-type="float" office:value="82.8123823486269">
            <text:p>82.812</text:p>
          </table:table-cell>
          <table:table-cell table:style-name="ce4" table:formula="of:=[.C28]*[.$B$16]" office:value-type="float" office:value="993.748588183523">
            <text:p>993.749</text:p>
          </table:table-cell>
          <table:table-cell table:style-name="ce4" table:formula="of:=[.E27]+[.D28]" office:value-type="float" office:value="6476.70741464072">
            <text:p>6476.707</text:p>
          </table:table-cell>
          <table:table-cell table:style-name="ce4" table:formula="of:=[.E28]/1000" office:value-type="float" office:value="6.47670741464072">
            <text:p>6.4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28]+(2 *[.$B$10])" office:value-type="float" office:value="28.4">
            <text:p>28.400</text:p>
          </table:table-cell>
          <table:table-cell table:style-name="ce4" table:formula="of:=PI() * [.B29]" office:value-type="float" office:value="89.2212313619501">
            <text:p>89.221</text:p>
          </table:table-cell>
          <table:table-cell table:style-name="ce4" table:formula="of:=[.C29]*[.$B$16]" office:value-type="float" office:value="1070.6547763434">
            <text:p>1070.655</text:p>
          </table:table-cell>
          <table:table-cell table:style-name="ce4" table:formula="of:=[.E28]+[.D29]" office:value-type="float" office:value="7547.36219098412">
            <text:p>7547.362</text:p>
          </table:table-cell>
          <table:table-cell table:style-name="ce4" table:formula="of:=[.E29]/1000" office:value-type="float" office:value="7.54736219098412">
            <text:p>7.5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29]+(2 *[.$B$10])" office:value-type="float" office:value="30.44">
            <text:p>30.440</text:p>
          </table:table-cell>
          <table:table-cell table:style-name="ce4" table:formula="of:=PI() * [.B30]" office:value-type="float" office:value="95.6300803752733">
            <text:p>95.630</text:p>
          </table:table-cell>
          <table:table-cell table:style-name="ce4" table:formula="of:=[.C30]*[.$B$16]" office:value-type="float" office:value="1147.56096450328">
            <text:p>1147.561</text:p>
          </table:table-cell>
          <table:table-cell table:style-name="ce4" table:formula="of:=[.E29]+[.D30]" office:value-type="float" office:value="8694.9231554874">
            <text:p>8694.923</text:p>
          </table:table-cell>
          <table:table-cell table:style-name="ce4" table:formula="of:=[.E30]/1000" office:value-type="float" office:value="8.6949231554874">
            <text:p>8.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30]+(2 *[.$B$10])" office:value-type="float" office:value="32.48">
            <text:p>32.480</text:p>
          </table:table-cell>
          <table:table-cell table:style-name="ce4" table:formula="of:=PI() * [.B31]" office:value-type="float" office:value="102.038929388596">
            <text:p>102.039</text:p>
          </table:table-cell>
          <table:table-cell table:style-name="ce4" table:formula="of:=[.C31]*[.$B$16]" office:value-type="float" office:value="1224.46715266316">
            <text:p>1224.467</text:p>
          </table:table-cell>
          <table:table-cell table:style-name="ce4" table:formula="of:=[.E30]+[.D31]" office:value-type="float" office:value="9919.39030815055">
            <text:p>9919.390</text:p>
          </table:table-cell>
          <table:table-cell table:style-name="ce4" table:formula="of:=[.E31]/1000" office:value-type="float" office:value="9.91939030815055">
            <text:p>9.9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31]+(2 *[.$B$10])" office:value-type="float" office:value="34.52">
            <text:p>34.520</text:p>
          </table:table-cell>
          <table:table-cell table:style-name="ce4" table:formula="of:=PI() * [.B32]" office:value-type="float" office:value="108.44777840192">
            <text:p>108.448</text:p>
          </table:table-cell>
          <table:table-cell table:style-name="ce4" table:formula="of:=[.C32]*[.$B$16]" office:value-type="float" office:value="1301.37334082304">
            <text:p>1301.373</text:p>
          </table:table-cell>
          <table:table-cell table:style-name="ce4" table:formula="of:=[.E31]+[.D32]" office:value-type="float" office:value="11220.7636489736">
            <text:p>11220.764</text:p>
          </table:table-cell>
          <table:table-cell table:style-name="ce4" table:formula="of:=[.E32]/1000" office:value-type="float" office:value="11.2207636489736">
            <text:p>11.2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32]+(2 *[.$B$10])" office:value-type="float" office:value="36.56">
            <text:p>36.560</text:p>
          </table:table-cell>
          <table:table-cell table:style-name="ce4" table:formula="of:=PI() * [.B33]" office:value-type="float" office:value="114.856627415243">
            <text:p>114.857</text:p>
          </table:table-cell>
          <table:table-cell table:style-name="ce4" table:formula="of:=[.C33]*[.$B$16]" office:value-type="float" office:value="1378.27952898291">
            <text:p>1378.280</text:p>
          </table:table-cell>
          <table:table-cell table:style-name="ce4" table:formula="of:=[.E32]+[.D33]" office:value-type="float" office:value="12599.0431779565">
            <text:p>12599.043</text:p>
          </table:table-cell>
          <table:table-cell table:style-name="ce4" table:formula="of:=[.E33]/1000" office:value-type="float" office:value="12.5990431779565">
            <text:p>12.5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0">12/10/2021</text:date>, <text:time>13:5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1-12-10T09:33:59.67</meta:creation-date>
    <meta:generator>OpenOffice/4.1.8$Win32 OpenOffice.org_project/418m3$Build-9803</meta:generator>
    <dc:date>2021-12-10T13:53:29.68</dc:date>
    <dc:creator>vignesh sridharan</dc:creator>
    <meta:editing-duration>PT4H19M12S</meta:editing-duration>
    <meta:editing-cycles>37</meta:editing-cycles>
    <meta:document-statistic meta:table-count="4" meta:cell-count="266" meta:object-count="0"/>
  </office:meta>
</office:document-meta>
</file>